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600000059ADB393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101cm" svg:stroke-color="#800000" draw:marker-start="Extrémité_20_de_20_ligne_20_4" draw:marker-end="" draw:fill="none" draw:fill-color="#ffffff" draw:textarea-horizontal-align="center" draw:textarea-vertical-align="middle" fo:padding-top="0.049cm" fo:padding-bottom="0.049cm" fo:padding-left="0.049cm" fo:padding-right="0.0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2.278cm" svg:x="1.148cm" svg:y="13.832cm">
          <draw:image xlink:href="Pictures/10000000000002E600000059ADB39372.png" xlink:type="simple" xlink:show="embed" xlink:actuate="onLoad">
            <text:p/>
          </draw:image>
        </draw:frame>
        <draw:ellipse draw:style-name="gr2" draw:text-style-name="P2" draw:layer="layout" svg:width="1.276cm" svg:height="0.676cm" svg:x="13.31cm" svg:y="15.13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10T17:50:19</meta:creation-date>
    <dc:creator>Didier Roche</dc:creator>
    <dc:date>2007-05-10T17:50:51</dc:date>
    <dc:language>fr-FR</dc:language>
    <meta:editing-cycles>2</meta:editing-cycles>
    <meta:editing-duration>PT33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